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weight="normal" style:font-weight-asian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8pt" fo:font-weight="normal" style:font-size-asian="8pt" style:font-weight-asian="normal"/>
    </style:style>
    <style:style style:name="P8" style:family="paragraph" style:parent-style-name="Standard">
      <style:text-properties fo:color="#000000" style:font-name="Arial1" fo:font-size="6pt" fo:font-weight="normal" officeooo:paragraph-rsid="0011dcc5" style:font-size-asian="6pt" style:font-weight-asian="normal"/>
    </style:style>
    <style:style style:name="P9" style:family="paragraph" style:parent-style-name="Standard">
      <style:paragraph-properties fo:text-align="justify" style:justify-single-word="false"/>
      <style:text-properties officeooo:paragraph-rsid="0011dcc5"/>
    </style:style>
    <style:style style:name="P10" style:family="paragraph" style:parent-style-name="Standard">
      <style:paragraph-properties>
        <style:tab-stops>
          <style:tab-stop style:position="12cm" style:type="center"/>
        </style:tab-stops>
      </style:paragraph-properties>
    </style:style>
    <style:style style:name="P11" style:family="paragraph" style:parent-style-name="Standard">
      <style:text-properties style:font-name="Arial1" officeooo:paragraph-rsid="0011dcc5"/>
    </style:style>
    <style:style style:name="P12" style:family="paragraph" style:parent-style-name="Standard">
      <style:paragraph-properties fo:margin-left="1.249cm" fo:margin-right="-0.011cm" fo:margin-top="0cm" fo:margin-bottom="0.212cm" loext:contextual-spacing="false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style:font-name="Arial" fo:font-size="8pt" fo:font-weight="normal" style:font-size-asian="8pt" style:font-weight-asian="normal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size="8pt" fo:font-weight="bold" style:font-size-asian="8pt" style:font-weight-asian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weight="normal" style:font-weight-asian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2cm" style:type="center"/>
          <style:tab-stop style:position="12.012cm" style:type="center"/>
        </style:tab-stops>
      </style:paragraph-properties>
      <style:text-properties fo:color="#000000" style:font-name="Arial" fo:font-weight="normal" style:font-weight-asian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0pt" fo:font-weight="normal" style:font-size-asian="10pt" style:font-weight-asian="norm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23" style:family="paragraph" style:parent-style-name="Standard">
      <style:text-properties fo:color="#000000" style:font-name="Arial1" fo:font-size="8pt" fo:font-weight="bold" officeooo:paragraph-rsid="0011dcc5" style:font-size-asian="7pt" style:font-weight-asian="bold" style:font-size-complex="8pt" style:font-weight-complex="bold"/>
    </style:style>
    <style:style style:name="P24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style:font-name="Arial" fo:font-size="11pt" fo:font-weight="bold" style:font-size-asian="11pt" style:font-weight-asian="bold"/>
    </style:style>
    <style:style style:name="P25" style:family="paragraph" style:parent-style-name="Standard">
      <style:paragraph-properties fo:margin-left="-0.019cm" fo:margin-right="-0.011cm" fo:margin-top="0cm" fo:margin-bottom="0.212cm" loext:contextual-spacing="false" fo:text-align="justify" style:justify-single-word="false" fo:text-indent="0cm" style:auto-text-indent="false"/>
      <style:text-properties fo:color="#000000" style:font-name="Arial" fo:font-size="11pt" fo:font-weight="normal" style:font-size-asian="11pt" style:font-weight-asian="normal"/>
    </style:style>
    <style:style style:name="P26" style:family="paragraph" style:parent-style-name="Standard">
      <style:paragraph-properties fo:margin-left="4.995cm" fo:margin-right="-0.011cm" fo:text-align="justify" style:justify-single-word="false" fo:text-indent="1.249cm" style:auto-text-indent="false"/>
      <style:text-properties fo:color="#000000" style:font-name="Arial" fo:font-size="9pt" fo:font-weight="normal" style:font-size-asian="9pt" style:font-weight-asian="normal"/>
    </style:style>
    <style:style style:name="P27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style:font-name="Arial" fo:font-size="8pt" fo:font-weight="normal" style:font-size-asian="8pt" style:font-weight-asian="normal"/>
    </style:style>
    <style:style style:name="T1" style:family="text">
      <style:text-properties fo:color="#000000" style:font-name="Arial" fo:font-size="8pt" fo:font-weight="normal" style:font-size-asian="8pt" style:font-weight-asian="normal"/>
    </style:style>
    <style:style style:name="T2" style:family="text">
      <style:text-properties fo:color="#000000" style:font-name="Arial" fo:font-size="7pt" fo:font-weight="normal" style:font-size-asian="7pt" style:font-weight-asian="normal"/>
    </style:style>
    <style:style style:name="T3" style:family="text">
      <style:text-properties fo:color="#000000" style:font-name="Arial" fo:font-size="9pt" fo:font-weight="normal" style:font-size-asian="9pt" style:font-weight-asian="normal"/>
    </style:style>
    <style:style style:name="T4" style:family="text">
      <style:text-properties fo:color="#000000" style:font-name="Arial" fo:font-weight="normal" style:font-weight-asian="normal"/>
    </style:style>
    <style:style style:name="T5" style:family="text">
      <style:text-properties fo:color="#000000" style:font-name="Arial" fo:font-size="11pt" fo:font-weight="normal" style:font-size-asian="11pt" style:font-weight-asian="normal"/>
    </style:style>
    <style:style style:name="T6" style:family="text">
      <style:text-properties fo:color="#000000" style:font-name="ArialMT" fo:font-size="12pt" fo:font-weight="normal" style:font-size-asian="12pt" style:font-weight-asian="normal"/>
    </style:style>
    <style:style style:name="T7" style:family="text">
      <style:text-properties fo:color="#000000" style:font-name="Arial1" fo:font-size="12pt" fo:font-weight="normal" style:font-size-asian="12pt" style:font-weight-asian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font-weight="bold" style:font-size-asian="12pt" style:font-weight-asian="bold" style:font-weight-complex="bold"/>
    </style:style>
    <style:style style:name="T11" style:family="text">
      <style:text-properties officeooo:rsid="00020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CHIARAZIONE SOSTITUTIVA DELL’ATTO DI NOTORIETA’</text:p>
      <text:p text:style-name="P15">DA PRESENTARE ALLA PUBBLICA AMMINISTRAZIONE</text:p>
      <text:p text:style-name="P15">O AI GESTORI DI PUBBLICI SERVIZI</text:p>
      <text:p text:style-name="P15">AI FINI DELLA RISCOSSIONE DA PARTE DI TERZI </text:p>
      <text:p text:style-name="P15"><text:s/>DI BENEFICI ECONOMICI </text:p>
      <text:p text:style-name="P16">(artt. 21, comma 2, e 47 – D.P.R. 28.12.2000, n. 445)</text:p>
      <text:p text:style-name="P1"><text:span text:style-name="T2">(modello da utilizzare quando il dichiarante non sa, oppure è impedito permanentemente alla firma</text:span><text:span text:style-name="T3">)</text:span></text:p>
      <text:p text:style-name="P2"/>
      <text:p text:style-name="P2"/>
      <text:p text:style-name="P11"><text:span text:style-name="T11">{%= @illa.capitalize %}</text:span> sottoscritt{%= @oa %} <text:span text:style-name="T8">{%= @persona.nome %} {%= @persona.cognome %}</text:span></text:p>
      <text:p text:style-name="P11">nat{%= @oa%} a <text:span text:style-name="T8">{%= @persona.comune_nascita %}</text:span> il <text:span text:style-name="T8">{%= @persona.data_nascita.lformat(:short) %}</text:span></text:p>
      <text:p text:style-name="P8"><text:span text:style-name="T9">residente a </text:span><text:span text:style-name="T10">{%= @persona.indirizzo_residenza.comune %}</text:span><text:span text:style-name="T9"> in </text:span><text:span text:style-name="T10">{%= @persona.indirizzo_residenza.to_s %}</text:span></text:p>
      <text:p text:style-name="P23"/>
      <text:p text:style-name="P6">consapevole delle sanzioni penali previste dell’art. 76 del D.P.R: 445/2000, nel caso di mendaci dichiarazioni, falsità negli atti, uso <text:s/>o esibizione di atti o contenenti dati non più rispondenti a verità,</text:p>
      <text:p text:style-name="P3"/>
      <text:p text:style-name="P24">DICHIARA</text:p>
      <text:p text:style-name="P4"/>
      <text:p text:style-name="P25">che Il/La Sig./ra _____________________________ nato/a ____________________, il_______</text:p>
      <text:p text:style-name="P12"><text:span text:style-name="T3">(nome, cognome ed eventuale grado di parentela),</text:span><text:span text:style-name="T5"> </text:span></text:p>
      <text:p text:style-name="P5">e residente in ___________________________via _________________________________</text:p>
      <text:p text:style-name="P5"/>
      <text:p text:style-name="P5">è delegato a riscuotere, in nome e per conto del sottoscritto, il beneficio economico</text:p>
      <text:p text:style-name="P5"/>
      <text:p text:style-name="P5">___________________________________________________________________________ </text:p>
      <text:p text:style-name="P26">(specificare natura del beneficio)</text:p>
      <text:p text:style-name="P5">pagabile da _________________________________________________________________</text:p>
      <text:p text:style-name="P5"/>
      <text:p text:style-name="P5"/>
      <text:p text:style-name="P2">Dichiaro di essere informato, ai sensi e per gli effetti di cui all'art.13 del Dlgs 196/2003, che <text:s/>i <text:s/>dati personali raccolti saranno trattati, <text:s/>anche con strumenti informatici, esclusivamente nell'ambito del procedimento per il quale la presente dichiarazione viene resa.</text:p>
      <text:p text:style-name="P6"/>
      <text:p text:style-name="P9"><text:span text:style-name="T6">Addì</text:span><text:span text:style-name="T7"> {%= @data %}</text:span></text:p>
      <text:p text:style-name="P18"><text:tab/>IL DICHIARANTE</text:p>
      <text:p text:style-name="P10"><text:span text:style-name="T1"><text:tab/></text:span><text:span text:style-name="T4">_________________</text:span></text:p>
      <text:p text:style-name="P2"/>
      <text:p text:style-name="P2">**************************************************************************************************************************</text:p>
      <text:p text:style-name="P21">AUTENTICA</text:p>
      <text:p text:style-name="P2"/>
      <text:p text:style-name="P22">Ai sensi degli artt 4, comma 1 <text:s/>e 21, comma 2, <text:s/>del DPR 445/2000, attesto che le <text:s/>sottoscrizione di cui sopra, <text:s text:c="2"/>è stata apposta <text:s/>in mia presenza dall’interessato Sig./ra <text:s/>_________________________________, </text:p>
      <text:p text:style-name="P22">previo accertamento della sua identità a mezzo di _____________________________________________</text:p>
      <text:p text:style-name="P2"/>
      <text:p text:style-name="P2"/>
      <text:p text:style-name="P2">Addì _______________________<text:tab/><text:tab/><text:tab/>IL DIPENDENTE INCARICATO DAL SINDACO</text:p>
      <text:p text:style-name="P2"/>
      <text:p text:style-name="P2"><text:tab/><text:tab/><text:tab/><text:tab/><text:tab/><text:tab/><text:tab/>_____________________________________</text:p>
      <text:p text:style-name="P7"/>
      <text:p text:style-name="P7"/>
      <text:p text:style-name="P13"/>
      <text:p text:style-name="P13"/>
      <text:p text:style-name="P13"/>
      <text:p text:style-name="P13">_________________________________________________</text:p>
      <text:p text:style-name="P13">La firma deve essere autenticata presso qualsiasi pubblico ufficiale (dipendente comunale incaricato dal Sindaco, Notaio, Segretario Comunale). Occorre apporre la marca da bo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951cm" fo:margin-left="2cm" fo:margin-right="2.247cm" style:writing-mode="lr-tb" style:layout-grid-color="#c0c0c0" style:layout-grid-lines="2699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’ATTO DI NOTORIETA’</dc:title>
    <meta:generator>LibreOffice/4.3.7.2$MacOSX_X86_64 LibreOffice_project/8a35821d8636a03b8bf4e15b48f59794652c68ba</meta:generator>
    <meta:creation-date>2015-09-29T13:54:55.692854000</meta:creation-date>
    <meta:editing-cycles>2</meta:editing-cycles>
    <meta:editing-duration>PT37S</meta:editing-duration>
    <dc:date>2015-09-29T13:54:56.923945000</dc:date>
    <meta:document-statistic meta:table-count="0" meta:image-count="0" meta:object-count="0" meta:page-count="1" meta:paragraph-count="31" meta:word-count="274" meta:character-count="2414" meta:non-whitespace-character-count="2142"/>
  </office:meta>
</office:document-meta>
</file>